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in" fo:text-indent="0in" style:auto-text-indent="false" style:page-number="auto" fo:background-color="transparent"/>
      <style:text-properties fo:font-size="8pt" style:text-underline-style="solid" style:text-underline-width="auto" style:text-underline-color="font-color" officeooo:rsid="000353c7" officeooo:paragraph-rsid="000353c7" style:font-size-asian="7pt" style:font-size-complex="8pt"/>
    </style:style>
    <style:style style:name="P2" style:family="paragraph">
      <style:paragraph-properties fo:margin-left="0in" fo:margin-right="0in" fo:text-align="center" fo:text-indent="0in"/>
    </style:style>
    <style:style style:name="P3" style:family="paragraph">
      <style:paragraph-properties fo:margin-left="0in" fo:margin-right="0in" fo:text-indent="0in"/>
    </style:style>
    <style:style style:name="P4" style:family="paragraph">
      <style:paragraph-properties fo:margin-left="0in" fo:margin-right="0in" fo:text-align="start" fo:text-indent="0in"/>
    </style:style>
    <style:style style:name="P5" style:family="paragraph">
      <loext:graphic-properties draw:fill="none" draw:fill-color="#ffffff"/>
      <style:paragraph-properties fo:margin-left="0in" fo:margin-right="0in" fo:text-align="center" fo:text-indent="0in"/>
      <style:text-properties style:font-name="Liberation Sans"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style:font-name="Liberation Sans" fo:font-size="8pt" style:text-underline-style="none" style:font-size-asian="8pt" style:font-size-complex="8pt"/>
    </style:style>
    <style:style style:name="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fo:font-size="8pt" style:text-underline-style="none" style:font-size-asian="8pt" style:font-size-complex="8pt"/>
    </style:style>
    <style:style style:name="T5" style:family="text">
      <style:text-properties fo:font-size="10pt" style:font-size-asian="8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8pt" style:font-size-complex="10pt"/>
    </style:style>
    <style:style style:name="T7" style:family="text">
      <style:text-properties fo:font-size="10pt" style:text-underline-style="none" style:font-size-asian="8pt" style:font-size-complex="10pt"/>
    </style:style>
    <style:style style:name="gr1" style:family="graphic">
      <style:graphic-properties draw:stroke="none" svg:stroke-color="#000000" draw:fill="none" draw:fill-color="#ffffff" fo:min-height="3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1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4.6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5" svg:width="2.2713in" svg:height="5.2398in" svg:x="-0.1055in" svg:y="-0.3283in"><draw:text-box><text:p text:style-name="P2"><text:span text:style-name="T1">SEARCH</text:span></text:p><text:p text:style-name="P3"><text:span text:style-name="T1">Time Complexity</text:span></text:p><text:p text:style-name="P3"><text:span text:style-name="T2">DFS: O(b^m)</text:span></text:p><text:p text:style-name="P3"><text:span text:style-name="T2">BFS: O(b^d)</text:span></text:p><text:p text:style-name="P3"><text:span text:style-name="T2">UCS: O(b^(C*/e))</text:span></text:p><text:p text:style-name="P3"><text:span text:style-name="T2">GREEDY:</text:span></text:p><text:p text:style-name="P3"><text:span text:style-name="T2">A*:</text:span></text:p><text:p text:style-name="P3"><text:span text:style-name="T2"/></text:p><text:p text:style-name="P3"><text:span text:style-name="T1">Space Complexity</text:span></text:p><text:p text:style-name="P3"><text:span text:style-name="T2">DFS: O(bm)</text:span></text:p><text:p text:style-name="P3"><text:span text:style-name="T2">BFS: O(b^d)</text:span></text:p><text:p text:style-name="P3"><text:span text:style-name="T2">ID: O(bd)</text:span></text:p><text:p text:style-name="P3"><text:span text:style-name="T2">UCS: O(b^(C*/e))</text:span></text:p><text:p text:style-name="P3"><text:span text:style-name="T2">GREEDY:</text:span></text:p><text:p text:style-name="P3"><text:span text:style-name="T2">A*:</text:span></text:p><text:p text:style-name="P3"><text:span text:style-name="T1"/></text:p><text:p text:style-name="P3"><text:span text:style-name="T1">Need to Know</text:span></text:p><text:p text:style-name="P3"><text:span text:style-name="T2">DFS: deepest node first (left to right)</text:span></text:p><text:p text:style-name="P3"><text:span text:style-name="T2">BFS: path w/ fewest edges</text:span></text:p><text:p text:style-name="P3"><text:span text:style-name="T2">UCS: </text:span></text:p><text:p text:style-name="P3"><text:span text:style-name="T2">GREEDY: PQ ordered by h(n) alone</text:span></text:p><text:p text:style-name="P3"><text:span text:style-name="T2">A*: PQ ordered by f(n) = g(n)+h(n)</text:span></text:p><text:p text:style-name="P3"><text:span text:style-name="T2"><text:tab/></text:span><text:span text:style-name="T2">g(n) =&gt; cost to n from src</text:span></text:p><text:p text:style-name="P3"><text:span text:style-name="T2"/></text:p><text:p text:style-name="P2"><text:span text:style-name="T1">HEURISTICS</text:span></text:p><text:p text:style-name="P4"><text:span text:style-name="T1">Admissibility</text:span></text:p><text:p text:style-name="P4"><text:span text:style-name="T2">0 &lt;= h(n) &lt;= h*(n)</text:span></text:p><text:p text:style-name="P4"><text:span text:style-name="T2"><text:tab/></text:span><text:span text:style-name="T2">h*(n) = true cost to goal</text:span></text:p><text:p text:style-name="P4"><text:span text:style-name="T2">max(h1(n), h2(n)) =&gt; admissible</text:span></text:p><text:p text:style-name="P4"><text:span text:style-name="T1">Consistency</text:span></text:p><text:p text:style-name="P4"><text:span text:style-name="T2">h(a) &lt;= cost(a,b) + h(b)</text:span></text:p><text:p text:style-name="P4"><text:span text:style-name="T1"/></text:p><text:p text:style-name="P2"><text:span text:style-name="T1">OPTIMALITY</text:span></text:p><text:p text:style-name="P3"><text:span text:style-name="T2">DFS: NO</text:span></text:p><text:p text:style-name="P3"><text:span text:style-name="T2">BFS: YES*</text:span></text:p><text:p text:style-name="P3"><text:span text:style-name="T2">UCS: YES</text:span></text:p><text:p text:style-name="P3"><text:span text:style-name="T2">GREEDY:</text:span></text:p><text:p text:style-name="P3"><text:span text:style-name="T2">A*: tree =&gt; optimal w/ admissible</text:span></text:p><text:p text:style-name="P3"><text:span text:style-name="T2"><text:s text:c="6"/></text:span><text:span text:style-name="T2">graph =&gt; optimal w/ consistent</text:span></text:p><text:p text:style-name="P3"><text:span text:style-name="T2"/></text:p><text:p text:style-name="P3"><text:span text:style-name="T2"/></text:p></draw:text-box></draw:frame><draw:frame text:anchor-type="paragraph" draw:z-index="1" draw:name="Shape2" draw:style-name="gr2" draw:text-style-name="P8" svg:width="2.948in" svg:height="2.5705in" svg:x="3.5563in" svg:y="-0.2764in"><draw:text-box><text:p text:style-name="P6"><text:span text:style-name="T3">ADVERSARIAL</text:span></text:p><text:p text:style-name="P7"><text:span text:style-name="T3">MiniMax:</text:span></text:p><text:p text:style-name="P7"><text:span text:style-name="T4">Time: O(b^m)</text:span></text:p><text:p text:style-name="P7"><text:span text:style-name="T4">Space: O(bm)</text:span></text:p><text:p text:style-name="P7"><text:span text:style-name="T4">Optimal against perfect player! (i.e. MIN player always)</text:span></text:p><text:p text:style-name="P7"><text:span text:style-name="T4">Depth matters – the deeper the efunc is buried, the less it matters</text:span></text:p><text:p text:style-name="P7"><text:span text:style-name="T4"/></text:p><text:p text:style-name="P7"><text:span text:style-name="T3">Alpha-Beta Pruning:</text:span></text:p><text:p text:style-name="P7"><text:span text:style-name="T4">a = lower bound, updated at MAX lvl.</text:span></text:p><text:p text:style-name="P7"><text:span text:style-name="T4"><text:tab/></text:span><text:span text:style-name="T4">if v &gt;= b PRUNE</text:span></text:p><text:p text:style-name="P7"><text:span text:style-name="T4"><text:tab/></text:span><text:span text:style-name="T4">a = max(a, v)</text:span></text:p><text:p text:style-name="P7"><text:span text:style-name="T4">b = upper bound, updated at MIN lvl.</text:span></text:p><text:p text:style-name="P7"><text:span text:style-name="T4"><text:tab/></text:span><text:span text:style-name="T4">if v &lt;= a PRUNE</text:span></text:p><text:p text:style-name="P7"><text:span text:style-name="T4"><text:tab/></text:span><text:span text:style-name="T4">b = min(b, v)</text:span></text:p><text:p text:style-name="P7"><text:span text:style-name="T4">Worst-case: branches are ordered such that no pruning happens</text:span></text:p><text:p text:style-name="P7"><text:span text:style-name="T4">Best-case: each player’s best move in left-most alternative</text:span></text:p><text:p text:style-name="P7"><text:span text:style-name="T4"><text:tab/></text:span><text:span text:style-name="T4">O(b^(d/2)) &lt;= if perfect ordering</text:span></text:p><text:p text:style-name="P7"><text:span text:style-name="T4"/></text:p><text:p text:style-name="P7"><text:span text:style-name="T4"/></text:p><text:p text:style-name="P7"><text:span text:style-name="T4"/></text:p></draw:text-box></draw:frame><draw:frame text:anchor-type="paragraph" draw:z-index="2" draw:name="Shape3" draw:style-name="gr3" draw:text-style-name="P9" svg:width="4.385in" svg:height="2.1732in" svg:x="3.0602in" svg:y="2.5417in"><draw:text-box><text:p>B → I ← M</text:p><text:p><text:s text:c="8"/>|</text:p><text:p><text:s text:c="7"/>v</text:p><text:p><text:s text:c="7"/>G</text:p><text:p><text:s text:c="8"/>|</text:p><text:p><text:s text:c="7"/>v</text:p><text:p><text:s text:c="7"/>J</text:p><text:p/><text:p><text:span text:style-name="T5">P(J|G) = P(J|G,I)</text:span></text:p><text:p><text:span text:style-name="T5">P(b, I, -m, g, j) = P(b)*P(-m)*P(i|b, -m)*P(g|b, I, -m)*P(j|g)</text:span></text:p><text:p><text:span text:style-name="T5">P(j|b, I, m) = p(j|g)*p(g|b, I, m) + p(j|-g)*p(-g|b, I, m)</text:span></text:p><text:p><text:span text:style-name="T5"><text:tab/></text:span></text:p></draw:text-box></draw:frame><draw:frame text:anchor-type="paragraph" draw:z-index="3" draw:name="Shape4" draw:style-name="gr4" draw:text-style-name="P10" svg:width="6.7921in" svg:height="4.6252in" svg:x="-0.2201in" svg:y="5.3701in"><draw:text-box><text:p><text:span text:style-name="T6">HMM:</text:span></text:p><text:p><text:span text:style-name="T6"/></text:p><text:p><text:span text:style-name="T7">T=1: hot</text:span></text:p><text:p><text:span text:style-name="T7">X_1 = {(A, 0, 0, 0, 0); E_1 = hot}</text:span></text:p><text:p><text:span text:style-name="T7"/></text:p><text:p><text:span text:style-name="T7">T=2: cold</text:span></text:p><text:p><text:span text:style-name="T7">X_2’ = X_1*P = {A=0.5, B=0.5, C, D, E, F = 0};</text:span></text:p><text:p><text:span text:style-name="T7">X_2 = X_2’ * E(cold | X_2) = P(X2, E2) = {A=0, b=0.5, c, d, e, f = 0};</text:span></text:p><text:p><text:span text:style-name="T7"/></text:p><text:p><text:span text:style-name="T7">T=3: cold</text:span></text:p><text:p><text:span text:style-name="T7">X3’ = X2*P = {a=0, b=0.5, c=0.5, d, e, f = 0};</text:span></text:p><text:p><text:span text:style-name="T7">X3 = X3’*E3 = {a=0, b=0.5, c=0.5, d, e, f = 0}; // After normalization</text:span></text:p><text:p><text:span text:style-name="T7"/></text:p><text:p><text:span text:style-name="T7">T=4: ???</text:span></text:p><text:p><text:span text:style-name="T7">p(a) = 0</text:span></text:p><text:p><text:span text:style-name="T7">p(b) = 0.5*0.5 <text:s/>// Could stay in B with p = 0.5 * p of being in B at T=3</text:span></text:p><text:p><text:span text:style-name="T7">p(c) = 0.5*0.5 + 0.5*0.5 // Two ways to be C: stay in C with p = 0.5 or move east from b with p=0.5</text:span></text:p><text:p><text:span text:style-name="T7">p(d) = 0.5*0.5 // p of moving east from c * p of being in c at T=3</text:span></text:p><text:p><text:span text:style-name="T7">p(e)=p(f) = 0</text:span></text:p><text:p><text:span text:style-name="T7">X4 = {a=0, b=0.25, c=0.5, d=0.25, e, f = 0}</text:span></text:p><text:p><text:span text:style-name="T7"/></text:p><text:p><text:span text:style-name="T7">T=4: hot</text:span></text:p><text:p><text:span text:style-name="T7">p(x4 | e4) = p(x4)*p(e4 | x4)/Z = {a=0, b=0.25, c=0.5, d=0.25, e, f = 0}*p(hot|x4) =</text:span></text:p><text:p><text:span text:style-name="T7">x4’ = {a=0, b=0, c=0, d=0.25, e, f=0}</text:span></text:p><text:p><text:span text:style-name="T7">Z=1/sum(x4’) = 1/1/4</text:span></text:p><text:p><text:span text:style-name="T7">=&gt; p(a,b,c,e,f = 0), p(d) = 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3:00:36.675401084</meta:creation-date>
    <dc:date>2018-03-08T10:41:05.887115667</dc:date>
    <meta:editing-duration>PT17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